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a10c" officeooo:paragraph-rsid="000aa10c"/>
    </style:style>
    <style:style style:name="P2" style:family="paragraph" style:parent-style-name="Standard" style:list-style-name="L1">
      <style:text-properties officeooo:rsid="000b5f96" officeooo:paragraph-rsid="000b5f96"/>
    </style:style>
    <style:style style:name="P3" style:family="paragraph" style:parent-style-name="Standard" style:list-style-name="L2">
      <style:text-properties officeooo:rsid="000b5f96" officeooo:paragraph-rsid="000b5f96"/>
    </style:style>
    <style:style style:name="P4" style:family="paragraph" style:parent-style-name="Standard" style:list-style-name="L2">
      <style:text-properties officeooo:rsid="000b5f96" officeooo:paragraph-rsid="000d28be"/>
    </style:style>
    <style:style style:name="P5" style:family="paragraph" style:parent-style-name="Standard" style:list-style-name="L3">
      <style:text-properties officeooo:rsid="000d28be" officeooo:paragraph-rsid="000d28be"/>
    </style:style>
    <style:style style:name="P6" style:family="paragraph" style:parent-style-name="Standard">
      <style:text-properties officeooo:rsid="000d28be" officeooo:paragraph-rsid="000d28be"/>
    </style:style>
    <style:style style:name="T1" style:family="text">
      <style:text-properties officeooo:rsid="000b5f96"/>
    </style:style>
    <style:style style:name="T2" style:family="text">
      <style:text-properties officeooo:rsid="000dcc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zzazione <text:span text:style-name="T1">workshop formativi in ambito medico (#1.1)</text:span></text:p>
      <text:p text:style-name="P1"/>
      <text:list xml:id="list1659874967" text:style-name="L1">
        <text:list-item>
          <text:p text:style-name="P2">Curiamo la progettazione e programmazione scientifica dei training <text:span text:style-name="T2">(#2)</text:span></text:p>
        </text:list-item>
      </text:list>
      <text:list xml:id="list2159345881" text:style-name="L2">
        <text:list-item>
          <text:p text:style-name="P3">operiamo in ambito internazionale, organizzando settimane formative presso le eccellenze mediche in italia <text:span text:style-name="T2">(#2.1)</text:span></text:p>
        </text:list-item>
        <text:list-item>
          <text:p text:style-name="P3"><text:s/>collaborazioni: <text:span text:style-name="T2">(#16)</text:span></text:p>
          <text:list>
            <text:list-item>
              <text:p text:style-name="P3">dipartimento della salute della citta’ di Mosca</text:p>
            </text:list-item>
            <text:list-item>
              <text:p text:style-name="P3">istituto della ricerca scientifica, organizzazione per l’assistenza sanitaria e la gestione medica di Mosca</text:p>
            </text:list-item>
            <text:list-item>
              <text:p text:style-name="P3">centro per la cooperazione e affari internazionali della citta’ di Mosca</text:p>
            </text:list-item>
            <text:list-item>
              <text:p text:style-name="P3">ospedale maggiore di Parma</text:p>
            </text:list-item>
            <text:list-item>
              <text:p text:style-name="P3">ospedale San Raffaele e gruppo (?)</text:p>
            </text:list-item>
            <text:list-item>
              <text:p text:style-name="P4">azienda ospedaliera Cisanello (Pisa)</text:p>
            </text:list-item>
          </text:list>
        </text:list-item>
      </text:list>
      <text:list xml:id="list2664678546" text:style-name="L3">
        <text:list-item>
          <text:p text:style-name="P5">Selezioniamo le strutture di eccellenza sulla base delle specialita’</text:p>
        </text:list-item>
        <text:list-item>
          <text:p text:style-name="P5">Operiamo su tutte le specialita’</text:p>
        </text:list-item>
      </text:list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0:21:44.140000000</meta:creation-date>
    <dc:date>2019-10-26T10:51:08.056000000</dc:date>
    <meta:editing-duration>PT8M21S</meta:editing-duration>
    <meta:editing-cycles>2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12" meta:word-count="103" meta:character-count="699" meta:non-whitespace-character-count="618"/>
  </office:meta>
</office:document-meta>
</file>